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1"/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>
            <text:p>India</text:p>
          </table:table-cell>
          <table:table-cell table:style-name="Default" office:value-type="string">
            <text:p>IN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dira Gandhi International Airport</text:p>
          </table:table-cell>
          <table:table-cell office:value-type="string">
            <text:p>Delhi</text:p>
          </table:table-cell>
          <table:table-cell office:value-type="string">
            <text:p>DEL</text:p>
          </table:table-cell>
          <table:table-cell office:value-type="float" office:value="28531607">
            <text:p>28531607</text:p>
          </table:table-cell>
          <table:table-cell office:value-type="float" office:value="35.03">
            <text:p>35.03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hhatrapati Shivaji International Airport</text:p>
          </table:table-cell>
          <table:table-cell office:value-type="string">
            <text:p>Mumbai</text:p>
          </table:table-cell>
          <table:table-cell office:value-type="string">
            <text:p>BOM</text:p>
          </table:table-cell>
          <table:table-cell office:value-type="float" office:value="28137797">
            <text:p>28137797</text:p>
          </table:table-cell>
          <table:table-cell office:value-type="float" office:value="30.05">
            <text:p>30.0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nna International Airport</text:p>
          </table:table-cell>
          <table:table-cell office:value-type="string">
            <text:p>Chennai</text:p>
          </table:table-cell>
          <table:table-cell office:value-type="string">
            <text:p>MAA</text:p>
          </table:table-cell>
          <table:table-cell office:value-type="float" office:value="11699894">
            <text:p>11699894</text:p>
          </table:table-cell>
          <table:table-cell office:value-type="float" office:value="16.04">
            <text:p>16.0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engaluru International Airport</text:p>
          </table:table-cell>
          <table:table-cell office:value-type="string">
            <text:p>Bangalore</text:p>
          </table:table-cell>
          <table:table-cell office:value-type="string">
            <text:p>BLR</text:p>
          </table:table-cell>
          <table:table-cell office:value-type="float" office:value="11237468">
            <text:p>11237468</text:p>
          </table:table-cell>
          <table:table-cell office:value-type="float" office:value="14.81">
            <text:p>14.81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Netaji Subhash Chandra Bose International Airport</text:p>
          </table:table-cell>
          <table:table-cell office:value-type="string">
            <text:p>Kolkatta</text:p>
          </table:table-cell>
          <table:table-cell office:value-type="string">
            <text:p>CCU</text:p>
          </table:table-cell>
          <table:table-cell office:value-type="float" office:value="9181182">
            <text:p>9181182</text:p>
          </table:table-cell>
          <table:table-cell office:value-type="float" office:value="29.49">
            <text:p>29.4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ajiv Gandhi International airport</text:p>
          </table:table-cell>
          <table:table-cell office:value-type="string">
            <text:p>Hyderabad</text:p>
          </table:table-cell>
          <table:table-cell office:value-type="string">
            <text:p>HYD</text:p>
          </table:table-cell>
          <table:table-cell office:value-type="float" office:value="7298064">
            <text:p>7298064</text:p>
          </table:table-cell>
          <table:table-cell office:value-type="float" office:value="61.49">
            <text:p>61.4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ochin International Airport</text:p>
          </table:table-cell>
          <table:table-cell office:value-type="string">
            <text:p>Cochin</text:p>
          </table:table-cell>
          <table:table-cell office:value-type="string">
            <text:p>COK</text:p>
          </table:table-cell>
          <table:table-cell office:value-type="float" office:value="4232453">
            <text:p>4232453</text:p>
          </table:table-cell>
          <table:table-cell office:value-type="float" office:value="20.9">
            <text:p>20.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ardar Patel International Airport</text:p>
          </table:table-cell>
          <table:table-cell office:value-type="string">
            <text:p>Ahmedabad</text:p>
          </table:table-cell>
          <table:table-cell office:value-type="string">
            <text:p>AMD</text:p>
          </table:table-cell>
          <table:table-cell office:value-type="float" office:value="3784818">
            <text:p>3784818</text:p>
          </table:table-cell>
          <table:table-cell office:value-type="float" office:value="13.44">
            <text:p>13.44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Dabolim Airport</text:p>
          </table:table-cell>
          <table:table-cell office:value-type="string">
            <text:p>Goa</text:p>
          </table:table-cell>
          <table:table-cell office:value-type="string">
            <text:p>GOI</text:p>
          </table:table-cell>
          <table:table-cell office:value-type="float" office:value="2916570">
            <text:p>2916570</text:p>
          </table:table-cell>
          <table:table-cell office:value-type="float" office:value="9.51">
            <text:p>9.51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Lohegaon Airport</text:p>
          </table:table-cell>
          <table:table-cell office:value-type="string">
            <text:p>Pune</text:p>
          </table:table-cell>
          <table:table-cell office:value-type="string">
            <text:p>PNQ</text:p>
          </table:table-cell>
          <table:table-cell office:value-type="float" office:value="2711366">
            <text:p>2711366</text:p>
          </table:table-cell>
          <table:table-cell office:value-type="float" office:value="16.04">
            <text:p>16.0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rivandrum International Airport</text:p>
          </table:table-cell>
          <table:table-cell office:value-type="string">
            <text:p>Thiruvananthapuram</text:p>
          </table:table-cell>
          <table:table-cell office:value-type="string">
            <text:p>TRV</text:p>
          </table:table-cell>
          <table:table-cell office:value-type="float" office:value="2513856">
            <text:p>2513856</text:p>
          </table:table-cell>
          <table:table-cell office:value-type="float" office:value="24.61">
            <text:p>24.6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Kozhikode International Airport</text:p>
          </table:table-cell>
          <table:table-cell office:value-type="string">
            <text:p>Kozikode</text:p>
          </table:table-cell>
          <table:table-cell office:value-type="string">
            <text:p>CCJ</text:p>
          </table:table-cell>
          <table:table-cell office:value-type="float" office:value="2010192">
            <text:p>2010192</text:p>
          </table:table-cell>
          <table:table-cell office:value-type="float" office:value="29.25">
            <text:p>29.25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Lokpriya Gopinath Bordoloi International airport</text:p>
          </table:table-cell>
          <table:table-cell office:value-type="string">
            <text:p>Guwahati</text:p>
          </table:table-cell>
          <table:table-cell office:value-type="string">
            <text:p>GAU</text:p>
          </table:table-cell>
          <table:table-cell office:value-type="float" office:value="1847014">
            <text:p>1847014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angner International Airport</text:p>
          </table:table-cell>
          <table:table-cell office:value-type="string">
            <text:p>Jaipur</text:p>
          </table:table-cell>
          <table:table-cell office:value-type="string">
            <text:p>JAI</text:p>
          </table:table-cell>
          <table:table-cell office:value-type="float" office:value="1627371">
            <text:p>1627371</text:p>
          </table:table-cell>
          <table:table-cell office:value-type="float" office:value="37.14">
            <text:p>37.14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mausi International Airport</text:p>
          </table:table-cell>
          <table:table-cell office:value-type="string">
            <text:p>Lucknow</text:p>
          </table:table-cell>
          <table:table-cell office:value-type="string">
            <text:p>LKO</text:p>
          </table:table-cell>
          <table:table-cell office:value-type="float" office:value="1451383">
            <text:p>1451383</text:p>
          </table:table-cell>
          <table:table-cell office:value-type="float" office:value="12.51">
            <text:p>12.51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Peelamedu Airport</text:p>
          </table:table-cell>
          <table:table-cell office:value-type="string">
            <text:p>Coimbatore</text:p>
          </table:table-cell>
          <table:table-cell office:value-type="string">
            <text:p>CJB</text:p>
          </table:table-cell>
          <table:table-cell office:value-type="float" office:value="1184518">
            <text:p>1184518</text:p>
          </table:table-cell>
          <table:table-cell office:value-type="float" office:value="11.25">
            <text:p>11.25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r. Babashaeb Ambedkar International Airport</text:p>
          </table:table-cell>
          <table:table-cell office:value-type="string">
            <text:p>Nagpur</text:p>
          </table:table-cell>
          <table:table-cell office:value-type="string">
            <text:p>NAG</text:p>
          </table:table-cell>
          <table:table-cell office:value-type="float" office:value="1133095">
            <text:p>1133095</text:p>
          </table:table-cell>
          <table:table-cell office:value-type="float" office:value="21.07">
            <text:p>21.07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Biju Patnaik Airport</text:p>
          </table:table-cell>
          <table:table-cell office:value-type="string">
            <text:p>Bhubaneswar</text:p>
          </table:table-cell>
          <table:table-cell office:value-type="string">
            <text:p>BBI</text:p>
          </table:table-cell>
          <table:table-cell office:value-type="float" office:value="1007004">
            <text:p>1007004</text:p>
          </table:table-cell>
          <table:table-cell office:value-type="float" office:value="11.92">
            <text:p>11.92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Sheikh-Ul-Alam International Airport</text:p>
          </table:table-cell>
          <table:table-cell office:value-type="string">
            <text:p>Srinagar</text:p>
          </table:table-cell>
          <table:table-cell office:value-type="string">
            <text:p>SXR</text:p>
          </table:table-cell>
          <table:table-cell office:value-type="float" office:value="962153">
            <text:p>962153</text:p>
          </table:table-cell>
          <table:table-cell office:value-type="float" office:value="14.57">
            <text:p>14.5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evi Ahilyabai Airport</text:p>
          </table:table-cell>
          <table:table-cell office:value-type="string">
            <text:p>Indore</text:p>
          </table:table-cell>
          <table:table-cell office:value-type="string">
            <text:p>IDR</text:p>
          </table:table-cell>
          <table:table-cell office:value-type="float" office:value="854936">
            <text:p>854936</text:p>
          </table:table-cell>
          <table:table-cell office:value-type="float" office:value="8.76">
            <text:p>8.7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ajpe Airport</text:p>
          </table:table-cell>
          <table:table-cell office:value-type="string">
            <text:p>Mangalore</text:p>
          </table:table-cell>
          <table:table-cell office:value-type="string">
            <text:p>IXE</text:p>
          </table:table-cell>
          <table:table-cell office:value-type="float" office:value="844238">
            <text:p>844238</text:p>
          </table:table-cell>
          <table:table-cell office:value-type="float" office:value="8.39">
            <text:p>8.39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Loknayak Jaiprakash Airport</text:p>
          </table:table-cell>
          <table:table-cell office:value-type="string">
            <text:p>Patna</text:p>
          </table:table-cell>
          <table:table-cell office:value-type="string">
            <text:p>PAT</text:p>
          </table:table-cell>
          <table:table-cell office:value-type="float" office:value="776957">
            <text:p>776957</text:p>
          </table:table-cell>
          <table:table-cell office:value-type="float" office:value="15.46">
            <text:p>15.46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aja Sansi International Airport</text:p>
          </table:table-cell>
          <table:table-cell office:value-type="string">
            <text:p>Amritsar</text:p>
          </table:table-cell>
          <table:table-cell office:value-type="string">
            <text:p>ATQ</text:p>
          </table:table-cell>
          <table:table-cell office:value-type="float" office:value="751569">
            <text:p>751569</text:p>
          </table:table-cell>
          <table:table-cell office:value-type="float" office:value="15.29">
            <text:p>15.29</text:p>
          </table:table-cell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Thiruchilapalli Airport</text:p>
          </table:table-cell>
          <table:table-cell office:value-type="string">
            <text:p>Trichy</text:p>
          </table:table-cell>
          <table:table-cell office:value-type="string">
            <text:p>TRZ</text:p>
          </table:table-cell>
          <table:table-cell office:value-type="float" office:value="734130">
            <text:p>734130</text:p>
          </table:table-cell>
          <table:table-cell office:value-type="float" office:value="15.42">
            <text:p>15.42</text:p>
          </table:table-cell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Visakapatnam Airport</text:p>
          </table:table-cell>
          <table:table-cell office:value-type="string">
            <text:p>Vishakapatnam</text:p>
          </table:table-cell>
          <table:table-cell office:value-type="string">
            <text:p>VTZ</text:p>
          </table:table-cell>
          <table:table-cell office:value-type="float" office:value="678255">
            <text:p>678255</text:p>
          </table:table-cell>
          <table:table-cell office:value-type="float" office:value="1.97">
            <text:p>1.97</text:p>
          </table:table-cell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Bagdogra Airport</text:p>
          </table:table-cell>
          <table:table-cell office:value-type="string">
            <text:p>Bagdogra</text:p>
          </table:table-cell>
          <table:table-cell office:value-type="string">
            <text:p>IXB</text:p>
          </table:table-cell>
          <table:table-cell office:value-type="float" office:value="661855">
            <text:p>661855</text:p>
          </table:table-cell>
          <table:table-cell office:value-type="float" office:value="20.22">
            <text:p>20.22</text:p>
          </table:table-cell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Agartala Airport</text:p>
          </table:table-cell>
          <table:table-cell office:value-type="string">
            <text:p>Agartala</text:p>
          </table:table-cell>
          <table:table-cell office:value-type="string">
            <text:p>IXA</text:p>
          </table:table-cell>
          <table:table-cell office:value-type="float" office:value="642883">
            <text:p>642883</text:p>
          </table:table-cell>
          <table:table-cell office:value-type="float" office:value="12.99">
            <text:p>12.99</text:p>
          </table:table-cell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Satwari Airport</text:p>
          </table:table-cell>
          <table:table-cell office:value-type="string">
            <text:p>Jammu</text:p>
          </table:table-cell>
          <table:table-cell office:value-type="string">
            <text:p>IXJ</text:p>
          </table:table-cell>
          <table:table-cell office:value-type="float" office:value="598503">
            <text:p>598503</text:p>
          </table:table-cell>
          <table:table-cell office:value-type="float" office:value="4.67">
            <text:p>4.67</text:p>
          </table:table-cell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Chandigarh Airport</text:p>
          </table:table-cell>
          <table:table-cell office:value-type="string">
            <text:p>Chandigarh</text:p>
          </table:table-cell>
          <table:table-cell office:value-type="string">
            <text:p>IXC</text:p>
          </table:table-cell>
          <table:table-cell office:value-type="float" office:value="594395">
            <text:p>594395</text:p>
          </table:table-cell>
          <table:table-cell office:value-type="float" office:value="15.59">
            <text:p>15.59</text:p>
          </table:table-cell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Veer Savarkar Airport</text:p>
          </table:table-cell>
          <table:table-cell office:value-type="string">
            <text:p>Portblair</text:p>
          </table:table-cell>
          <table:table-cell office:value-type="string">
            <text:p>IXZ</text:p>
          </table:table-cell>
          <table:table-cell office:value-type="float" office:value="581648">
            <text:p>581648</text:p>
          </table:table-cell>
          <table:table-cell office:value-type="float" office:value="18.67">
            <text:p>18.6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arni Airport</text:p>
          </table:table-cell>
          <table:table-cell office:value-type="string">
            <text:p>Vadodara</text:p>
          </table:table-cell>
          <table:table-cell office:value-type="string">
            <text:p>BDQ</text:p>
          </table:table-cell>
          <table:table-cell office:value-type="float" office:value="569780">
            <text:p>569780</text:p>
          </table:table-cell>
          <table:table-cell office:value-type="float" office:value="4.45">
            <text:p>4.45</text:p>
          </table:table-cell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Varanasi Airport</text:p>
          </table:table-cell>
          <table:table-cell office:value-type="string">
            <text:p>Varanasi</text:p>
          </table:table-cell>
          <table:table-cell office:value-type="string">
            <text:p>VNS</text:p>
          </table:table-cell>
          <table:table-cell office:value-type="float" office:value="534630">
            <text:p>534630</text:p>
          </table:table-cell>
          <table:table-cell office:value-type="float" office:value="-8.52">
            <text:p>-8.52</text:p>
          </table:table-cell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Imphal Airport</text:p>
          </table:table-cell>
          <table:table-cell office:value-type="string">
            <text:p>Imphal</text:p>
          </table:table-cell>
          <table:table-cell office:value-type="string">
            <text:p>IMF</text:p>
          </table:table-cell>
          <table:table-cell office:value-type="float" office:value="513775">
            <text:p>513775</text:p>
          </table:table-cell>
          <table:table-cell office:value-type="float" office:value="28.68">
            <text:p>28.68</text:p>
          </table:table-cell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Raipur Airport</text:p>
          </table:table-cell>
          <table:table-cell office:value-type="string">
            <text:p>Raipur</text:p>
          </table:table-cell>
          <table:table-cell office:value-type="string">
            <text:p>RPR</text:p>
          </table:table-cell>
          <table:table-cell office:value-type="float" office:value="487188">
            <text:p>487188</text:p>
          </table:table-cell>
          <table:table-cell office:value-type="float" office:value="34.29">
            <text:p>34.29</text:p>
          </table:table-cell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Maharana Pratap Airport</text:p>
          </table:table-cell>
          <table:table-cell office:value-type="string">
            <text:p>Udaipur</text:p>
          </table:table-cell>
          <table:table-cell office:value-type="string">
            <text:p>UDR</text:p>
          </table:table-cell>
          <table:table-cell office:value-type="float" office:value="372227">
            <text:p>372227</text:p>
          </table:table-cell>
          <table:table-cell office:value-type="float" office:value="10.58">
            <text:p>10.58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Madurai International Airport</text:p>
          </table:table-cell>
          <table:table-cell office:value-type="string">
            <text:p>Madurai</text:p>
          </table:table-cell>
          <table:table-cell office:value-type="string">
            <text:p>IXM</text:p>
          </table:table-cell>
          <table:table-cell office:value-type="float" office:value="356845">
            <text:p>356845</text:p>
          </table:table-cell>
          <table:table-cell office:value-type="float" office:value="21.64">
            <text:p>21.64</text:p>
          </table:table-cell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Bisra Munda Airport</text:p>
          </table:table-cell>
          <table:table-cell office:value-type="string">
            <text:p>Ranchi</text:p>
          </table:table-cell>
          <table:table-cell office:value-type="string">
            <text:p>IXR</text:p>
          </table:table-cell>
          <table:table-cell office:value-type="float" office:value="342738">
            <text:p>342738</text:p>
          </table:table-cell>
          <table:table-cell office:value-type="float" office:value="-1.26">
            <text:p>-1.26</text:p>
          </table:table-cell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Raja Bhoj Airport</text:p>
          </table:table-cell>
          <table:table-cell office:value-type="string">
            <text:p>Bhopal</text:p>
          </table:table-cell>
          <table:table-cell office:value-type="string">
            <text:p>BHO</text:p>
          </table:table-cell>
          <table:table-cell office:value-type="float" office:value="294899">
            <text:p>294899</text:p>
          </table:table-cell>
          <table:table-cell office:value-type="float" office:value="14.15">
            <text:p>14.15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Leh Kushok Bakula Rimpochee Airport</text:p>
          </table:table-cell>
          <table:table-cell office:value-type="string">
            <text:p>Leh</text:p>
          </table:table-cell>
          <table:table-cell office:value-type="string">
            <text:p>IXL</text:p>
          </table:table-cell>
          <table:table-cell office:value-type="float" office:value="256489">
            <text:p>256489</text:p>
          </table:table-cell>
          <table:table-cell office:value-type="float" office:value="19.34">
            <text:p>19.34</text:p>
          </table:table-cell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Chikkalthana Airport</text:p>
          </table:table-cell>
          <table:table-cell office:value-type="string">
            <text:p>Aurangabad</text:p>
          </table:table-cell>
          <table:table-cell office:value-type="string">
            <text:p>IXU</text:p>
          </table:table-cell>
          <table:table-cell office:value-type="float" office:value="250374">
            <text:p>250374</text:p>
          </table:table-cell>
          <table:table-cell office:value-type="float" office:value="19.12">
            <text:p>19.1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30/01/2013</text:date>, <text:time>12:2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nu </meta:initial-creator>
    <meta:creation-date>2013-01-30T12:24:25</meta:creation-date>
    <dc:date>2013-01-30T12:25:00</dc:date>
    <dc:creator>Kanu </dc:creator>
    <meta:editing-duration>PT00H00M38S</meta:editing-duration>
    <meta:editing-cycles>1</meta:editing-cycles>
    <meta:document-statistic meta:table-count="3" meta:cell-count="242" meta:object-count="0"/>
    <meta:generator>OpenOffice.org/3.2$Linux OpenOffice.org_project/320m12$Build-9483</meta:generator>
  </office:meta>
</office:document-meta>
</file>